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358d4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74ac6" fo:background-color="#ffffff"/>
    </style:style>
    <style:style style:name="P11" style:family="paragraph" style:parent-style-name="Table_20_Contents">
      <style:text-properties officeooo:rsid="003c9d6c" officeooo:paragraph-rsid="002e68e9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3" style:family="paragraph" style:parent-style-name="Table_20_Contents">
      <style:paragraph-properties fo:text-align="start" style:justify-single-word="false"/>
      <style:text-properties officeooo:paragraph-rsid="00336220"/>
    </style:style>
    <style:style style:name="P14" style:family="paragraph" style:parent-style-name="Table_20_Contents">
      <style:paragraph-properties fo:text-align="center" style:justify-single-word="false"/>
      <style:text-properties officeooo:paragraph-rsid="00374ac6"/>
    </style:style>
    <style:style style:name="P15" style:family="paragraph" style:parent-style-name="Table_20_Contents">
      <style:text-properties officeooo:rsid="003c9d6c" officeooo:paragraph-rsid="002e68e9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4ac6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374ac6" style:font-size-asian="9pt" style:font-size-complex="9pt"/>
    </style:style>
    <style:style style:name="P19" style:family="paragraph" style:parent-style-name="Table_20_Contents">
      <style:text-properties officeooo:paragraph-rsid="002e68e9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74ac6"/>
    </style:style>
    <style:style style:name="P21" style:family="paragraph" style:parent-style-name="Table_20_Contents">
      <style:text-properties officeooo:paragraph-rsid="00374ac6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6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68e9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6c8f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4ac6"/>
    </style:style>
    <style:style style:name="P32" style:family="paragraph" style:parent-style-name="Table_20_Contents">
      <style:text-properties officeooo:paragraph-rsid="00378088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e68e9"/>
    </style:style>
    <style:style style:name="T15" style:family="text">
      <style:text-properties fo:color="#000000" style:font-name="Times New Roman" style:text-underline-style="none" officeooo:rsid="00125cb7" fo:background-color="#ffffff" loext:char-shading-value="0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b4fd4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02b4fd4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officeooo:rsid="00356c8f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4c5858"/>
    </style:style>
    <style:style style:name="T3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27"><text:span text:style-name="T17">We hereby declare, to all effects and purposes, that <text:s/>the student </text:span><text:span text:style-name="T17"><text:text-input text:description="${person.name}">${person.name}</text:text-input></text:span><text:span text:style-name="T17">, nr. </text:span><text:span text:style-name="T17"><text:text-input text:description="${person.student.number}">${person.student.number}</text:text-input></text:span><text:span text:style-name="T17">, born in </text:span><text:span text:style-name="T17"><text:text-input text:description="${lang.en(dates.extendedDate(person.dateOfBirthYearMonthDay))}">${lang.en(dates.extendedDate(person.dateOfBirthYearMonthDay))}</text:text-input></text:span><text:span text:style-name="T17">, carrier of </text:span><text:span text:style-name="T17"><text:text-input text:description="${lang.en(person.idDocumentType.localizedNameI18N)}">${lang.en(person.idDocumentType.localizedNameI18N)}</text:text-input></text:span><text:span text:style-name="T17"> nr. </text:span><text:span text:style-name="T17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daughter</text:span><text:span text:style-name="T17"><text:text-input text:description="[#elseif person.male]">[#elseif person.male]</text:text-input></text:span><text:span text:style-name="T17">son</text:span><text:span text:style-name="T17"><text:text-input text:description="[/#if]">[/#if]</text:text-input></text:span><text:span text:style-name="T17"> of </text:span><text:span text:style-name="T17"><text:text-input text:description="${person.nameOfFather}">${person.nameOfFather}</text:text-input></text:span><text:span text:style-name="T17"> and of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is enrolled in curricular year </text:span><text:text-input text:description="${curriculumInformation.curricularYear}">${curriculumInformation.curricularYear}</text:text-input><text:span text:style-name="T18">, </text:span><text:span text:style-name="T20">in the </text:span><text:span text:style-name="T17"><text:s/></text:span><text:span text:style-name="T17"><text:text-input text:description="${lang.pt(curricularPlanInformation.degreePresentationName)}"/></text:span><text:span text:style-name="T17"><text:text-input text:description="${lang.en(curricularPlanInformation.degreePresentationName)}">${lang.en(curricularPlanInformation.degreePresentationName)}</text:text-input></text:span><text:span text:style-name="T18"> </text:span><text:span text:style-name="T20">during the execution year of</text:span><text:span text:style-name="T18"> </text:span><text:text-input text:description="${executionYearName}">${executionYearName}</text:text-input><text:text-input text:description="[#if serviceRequest.detailed]">[#if serviceRequest.detailed]</text:text-input>, <text:span text:style-name="T24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Curricular Unit(s)</text:p>
          </table:table-cell>
          <table:table-cell table:style-name="Table1.A1" office:value-type="string">
            <text:p text:style-name="P22">Semester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"/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5"><text:s text:c="2"/></text:span><text:span text:style-name="T27">Total Units</text:span><text:span text:style-name="T25">: </text:span><text:span text:style-name="T28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8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oft-page-break/><text:span text:style-name="T7">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</text:span><text:span text:style-name="T15">apólice n.º 96.53834</text:span><text:span text:style-name="T12">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12"/>
      <text:p text:style-name="P12"><text:span text:style-name="T13">Faculdade de </text:span><text:span text:style-name="T14">Medicina Veterinária</text:span><text:span text:style-name="T3"> </text:span><text:span text:style-name="T13">da Universidade de Lisboa</text:span><text:span text:style-name="T22">, on the </text:span><text:span text:style-name="T23"><text:text-input text:description="${lang.pt(dates.extendedDate(localizedDate.nowDate()))}"/></text:span><text:span text:style-name="T23"><text:text-input text:description="${lang.en(dates.extendedDate(localizedDate.nowDate()))}">${lang.en(dates.extendedDate(localizedDate.nowDate()))}</text:text-input></text:span><text:span text:style-name="T23"><text:text-input text:description="${lang.en(dates.extendedDate(localizedDate.nowDate()))}"/></text:span><text:span text:style-name="T19">.</text:span></text:p>
      <text:p text:style-name="P9"/>
      <text:p text:style-name="P2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8"><text:span text:style-name="T2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20"><text:span text:style-name="T29">Divisão</text:span> Académica,</text:p>
            <text:p text:style-name="P20">O(<text:span text:style-name="T3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<text:text-input text:description="[#if hasPricetag]">[#if hasPricetag]</text:text-input></text:p>
            <text:p text:style-name="P28"><text:span text:style-name="T21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31T12:12:26.949493075</dc:date>
    <meta:editing-duration>PT57M41S</meta:editing-duration>
    <meta:editing-cycles>35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7" meta:character-count="3741" meta:non-whitespace-character-count="3476"/>
  </office:meta>
</office:document-meta>
</file>